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C000000A862C638C028B89B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.985cm, 1.118cm, 1.284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9.091cm" svg:height="2.899cm" svg:x="5.208cm" svg:y="13.2cm">
          <draw:image xlink:href="Pictures/100002010000012C000000A862C638C028B89BE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6-12T10:31:49.518130599</dc:date>
    <meta:editing-duration>PT22S</meta:editing-duration>
    <meta:editing-cycles>1</meta:editing-cycles>
    <meta:document-statistic meta:object-count="1"/>
    <meta:generator>LibreOffice/6.4.7.2$Linux_X86_64 LibreOffice_project/40$Build-2</meta:generator>
  </office:meta>
</office:document-meta>
</file>